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/>
    </style:style>
    <style:style style:name="P6" style:parent-style-name="Standard" style:family="paragraph">
      <style:text-properties fo:font-weight="bold" style:font-weight-asian="bold"/>
    </style:style>
    <style:style style:name="P7" style:parent-style-name="Standard" style:family="paragraph">
      <style:text-properties fo:font-weight="bold" style:font-weight-asian="bold"/>
    </style:style>
    <style:style style:name="P8" style:parent-style-name="Standard" style:family="paragraph">
      <style:text-properties fo:font-weight="bold" style:font-weight-asian="bold"/>
    </style:style>
    <style:style style:name="P9" style:parent-style-name="Standard" style:family="paragraph">
      <style:text-properties fo:font-weight="bold" style:font-weight-asian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/>
    </style:style>
    <style:style style:name="P12" style:parent-style-name="Standard" style:family="paragraph">
      <style:text-properties fo:font-weight="bold" style:font-weight-asian="bold"/>
    </style:style>
    <style:style style:name="P13" style:parent-style-name="Standard" style:family="paragraph">
      <style:text-properties fo:font-weight="bold" style:font-weight-asian="bold"/>
    </style:style>
    <style:style style:name="P14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Project 1 CPSC 476</text:p>
      <text:p text:style-name="Standard"/>
      <text:p text:style-name="Standard">Project Name: Blog</text:p>
      <text:p text:style-name="Standard">Team: Shamant Bhimangoud Naik</text:p>
      <text:p text:style-name="Standard"><text:s text:c="11"/>Joshua Ungheanu</text:p>
      <text:p text:style-name="Standard"/>
      <text:p text:style-name="Standard">Libraries Used:</text:p>
      <text:p text:style-name="Standard">Hashing Libraries<text:tab/>: sha256_crypt</text:p>
      <text:p text:style-name="Standard">RDBMS<text:tab/><text:tab/>: SQLite3</text:p>
      <text:p text:style-name="Standard">Authorization:<text:s/><text:tab/>: flask_basicauth</text:p>
      <text:p text:style-name="Standard">Python framework <text:s text:c="5"/>: Flask</text:p>
      <text:p text:style-name="Standard"/>
      <text:p text:style-name="Standard">Structure:</text:p>
      <text:p text:style-name="Standard"><text:tab/>- users.py</text:p>
      <text:p text:style-name="Standard"><text:tab/>- comments.py</text:p>
      <text:p text:style-name="Standard"><text:tab/>- tags.py</text:p>
      <text:p text:style-name="Standard"><text:tab/>- articles.py</text:p>
      <text:p text:style-name="Standard"><text:tab/>- test_users.tavern.yaml</text:p>
      <text:p text:style-name="Standard"><text:tab/>- test_articles.tavern.yaml</text:p>
      <text:p text:style-name="Standard"><text:tab/>- test_comments.tavern.yaml</text:p>
      <text:p text:style-name="Standard"><text:tab/>- test_tags.tavern.yaml</text:p>
      <text:p text:style-name="Standard"><text:tab/>-<text:s/>microdatabase.db</text:p>
      <text:p text:style-name="Standard"><text:tab/>- db.py</text:p>
      <text:p text:style-name="Standard"><text:tab/>- Procfile</text:p>
      <text:p text:style-name="Standard"/>
      <text:p text:style-name="Standard"/>
      <text:p text:style-name="P2">Micro-Service : User</text:p>
      <text:p text:style-name="Standard">users.py</text:p>
      <text:p text:style-name="Standard"/>
      <text:p text:style-name="Standard"/>
      <text:p text:style-name="Standard">Functionality: Create new user</text:p>
      <text:p text:style-name="Standard">Url: http://localhost:5000/addUser</text:p>
      <text:p text:style-name="Standard">Method:POST</text:p>
      <text:p text:style-name="Standard">Curl command example: curl -i -H "Content-Type: application/json" -X POST -d '{"email":"aaa@gmail.com","name":"aaa","password":"aaa"}' http://127.0.0.1:5000/addUser</text:p>
      <text:p text:style-name="Standard">Input variables :</text:p>
      <text:p text:style-name="Standard"><text:tab/>email : email is a unique key</text:p>
      <text:p text:style-name="Standard"><text:tab/>name : name of the user</text:p>
      <text:p text:style-name="Standard"><text:tab/>password : Password which will be hashed and stored in the database</text:p>
      <text:p text:style-name="Standard"><text:tab/></text:p>
      <text:p text:style-name="Standard"/>
      <text:p text:style-name="Standard">Functionality: Delete existing user</text:p>
      <text:p text:style-name="Standard">Url: http://127.0.0.1:5000/deleteUser</text:p>
      <text:p text:style-name="Standard">Method: DELETE</text:p>
      <text:p text:style-name="Standard">Login by entering the email and password.</text:p>
      <text:p text:style-name="Standard">Curl command example: curl -i -u aaa@gmail.com:aaa -H "Content-Type: application/json" -X DELETE http://127.0.0.1:5000/deleteUser</text:p>
      <text:p text:style-name="Standard">Input variables :</text:p>
      <text:p text:style-name="Standard"><text:tab/>email : email will be fetched from authentication data</text:p>
      <text:p text:style-name="Standard">Functionality: Change existing user’s password</text:p>
      <text:p text:style-name="Standard">Url: http://127.0.0.1:5000/updatePassword</text:p>
      <text:soft-page-break/>
      <text:p text:style-name="Standard">Method: PATCH</text:p>
      <text:p text:style-name="Standard">Login by entering the user id and password.</text:p>
      <text:p text:style-name="Standard">Curl command example : curl -i -u eee@gmail.com:eee -H "Content-Type: application/json" -X PATCH -d '{"newPassword":"eeee"}'<text:s/>http://127.0.0.1:5000/updatePassword</text:p>
      <text:p text:style-name="Standard">Input variables :</text:p>
      <text:p text:style-name="Standard"><text:tab/>newPassword: new password to be changed</text:p>
      <text:p text:style-name="Standard"/>
      <text:p text:style-name="Standard"/>
      <text:p text:style-name="P3">Micro-service: Articles</text:p>
      <text:p text:style-name="Standard">articles.py</text:p>
      <text:p text:style-name="Standard"/>
      <text:p text:style-name="Standard"/>
      <text:p text:style-name="Standard">Functionality: Post a new article</text:p>
      <text:p text:style-name="Standard">Url: http://127.0.0.1:5000/addArticle</text:p>
      <text:p text:style-name="Standard">Method: POST</text:p>
      <text:p text:style-name="Standard">Curl command example: curl -i -u xxx@gmail.com:xxx -H "Content-Type: application/json" -X POST -d '{"title":"xxx_blog","content":"blog of xxx"}' http://127.0.0.1:5000/addArticle</text:p>
      <text:p text:style-name="Standard">Input variables:</text:p>
      <text:p text:style-name="Standard"><text:tab/>title: Title for the blog</text:p>
      <text:p text:style-name="Standard"><text:tab/>content: Content for the blog</text:p>
      <text:p text:style-name="Standard"/>
      <text:p text:style-name="Standard"/>
      <text:p text:style-name="Standard">Functionality: Retrieve an individual article</text:p>
      <text:p text:style-name="Standard">Url: http://127.0.0.1:5000/fetchArticle</text:p>
      <text:p text:style-name="Standard">Method: GET</text:p>
      <text:p text:style-name="Standard">Curl command example:curl -i -u xxx@gmail.com:xxx -H "Content-Type: application/json" -X GET http://127.0.0.1:5000/fetchArticle/xxx_blog</text:p>
      <text:p text:style-name="Standard">Login by entering the user id and password.</text:p>
      <text:p text:style-name="Standard">Input variables:</text:p>
      <text:p text:style-name="Standard"><text:tab/>title : Provide title for retrieving article</text:p>
      <text:p text:style-name="Standard"/>
      <text:p text:style-name="Standard"/>
      <text:p text:style-name="Standard">Functionality: Edit an individual article. The last-modified timestamp should be updated.</text:p>
      <text:p text:style-name="Standard">Url: http://127.0.0.1:5000/editArticle</text:p>
      <text:p text:style-name="Standard">Method: PATCH</text:p>
      <text:p text:style-name="Standard">Curl command example: curl -i -u<text:s/>xxx@gmail.com:xxx -H "Content-Type: application/json" -X PATCH -d '{"title":"xxx_blog","newTitle":"xxx_XXX","newContent":"this is new content"}' http://127.0.0.1:5000/editArticle</text:p>
      <text:p text:style-name="Standard">Login by entering the user id and password.</text:p>
      <text:p text:style-name="Standard">Input variables :</text:p>
      <text:p text:style-name="Standard"><text:tab/>title: Provide<text:s/>title to edit</text:p>
      <text:p text:style-name="Standard"><text:tab/>newTitle: Title to be replaced</text:p>
      <text:p text:style-name="Standard"><text:tab/>newContent: Content to be replace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Functionality: Retrieve the entire contents (including article text) for the n most recent articles</text:p>
      <text:p text:style-name="Standard">Url: http://127.0.0.1:5000/recentArticle</text:p>
      <text:p text:style-name="Standard">Method: GET</text:p>
      <text:p text:style-name="Standard">Curl command example: curl -i -u aaa@gmail.com:aaa -H "Content-Type: application/json" -X GET http://127.0.0.1:5000/recentArticle?mostRecent=3</text:p>
      <text:p text:style-name="Standard">Input variables:</text:p>
      <text:p text:style-name="Standard"><text:tab/>mostRecent : Retrieve all data of article.</text:p>
      <text:p text:style-name="Standard"/>
      <text:p text:style-name="Standard"/>
      <text:p text:style-name="Standard">Functionality: Retrieve metadata for the n most recent articles, including title, author, date, and URL</text:p>
      <text:p text:style-name="Standard">Url: http://127.0.0.1:5000/metaArticle</text:p>
      <text:p text:style-name="Standard">Method: GET</text:p>
      <text:p text:style-name="Standard">Curl command example: curl -i -u aaa@gmail.com:aaa -H "Content-Type: application/json" -X GET http://127.0.0.1:5000/metaArticle?mostRecent=3</text:p>
      <text:p text:style-name="Standard">Input variables:</text:p>
      <text:p text:style-name="Standard"><text:tab/>mostRecent: Retrieve metadata of given number</text:p>
      <text:p text:style-name="Standard"/>
      <text:p text:style-name="Standard"/>
      <text:p text:style-name="P4">Micro-service: Comments</text:p>
      <text:p text:style-name="Standard">comments.py</text:p>
      <text:p text:style-name="Standard"/>
      <text:p text:style-name="Standard">Functionality: Add a new comment</text:p>
      <text:p text:style-name="Standard">Url: http://127.0.0.1:5000/article/&lt;int:articleId&gt;/comment"</text:p>
      <text:p text:style-name="Standard">Method: POST</text:p>
      <text:p text:style-name="P5">Require login credentials</text:p>
      <text:p text:style-name="Standard">Curl command example:<text:s/>curl -POST http://127.0.0.1:5000/article/2/comment -d '{"article_id":2,"comment":"#comment goes here"}</text:p>
      <text:p text:style-name="Standard">Input variables:</text:p>
      <text:p text:style-name="Standard"><text:tab/>comment_context: your comment entered here</text:p>
      <text:p text:style-name="Standard"><text:tab/>article_id: Article Id associated with comment</text:p>
      <text:p text:style-name="Standard"/>
      <text:p text:style-name="Standard"/>
      <text:p text:style-name="Standard">Functionality: Delete a comment<text:s/></text:p>
      <text:p text:style-name="Standard">Url: http://127.0.0.1:5000/article/comment/&lt;int:commentId&gt;</text:p>
      <text:p text:style-name="Standard">Method: DELETE</text:p>
      <text:p text:style-name="P6">Require login credentials</text:p>
      <text:p text:style-name="Standard">Curl command example:<text:s/>curl -X DELETE http://127.0.0.1:5000/article/comment -d '{"article_id":2,"comment":"#comment goes here"}</text:p>
      <text:p text:style-name="Standard">Input variables:</text:p>
      <text:p text:style-name="Standard"><text:tab/>Comment_id : Id is associated to the comment that will delete</text:p>
      <text:p text:style-name="Standard"/>
      <text:p text:style-name="Standard"/>
      <text:p text:style-name="Standard">Functionality:<text:s/>Retrieve the nth number of comments</text:p>
      <text:p text:style-name="Standard">Url: http://127.0.0.1:5000<text:s/>/article/&lt;string:articleId&gt;/comment</text:p>
      <text:p text:style-name="Standard">Method:<text:s/>GET</text:p>
      <text:p text:style-name="Standard">Curl command example:<text:s/>curl -GET http://127.0.0.1:5000/article/2/comment -d '{"article_id"}</text:p>
      <text:p text:style-name="P7">Require login credentials</text:p>
      <text:p text:style-name="Standard">Input variables :</text:p>
      <text:p text:style-name="Standard"><text:tab/>Article_id:<text:s/>all comments associate with article i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tionality: Retrieve n recent comment of an individual article</text:p>
      <text:p text:style-name="Standard">Url: http://127.0.0.1:5000<text:s/>/article/&lt;string:articleId&gt;/comment/&lt;int:n&gt;</text:p>
      <text:p text:style-name="Standard">Method: GET</text:p>
      <text:p text:style-name="Standard">Curl command example:<text:s/>curl -GET http://127.0.0.1:5000/article/3/comment/1 -d '{"article_id":1}</text:p>
      <text:p text:style-name="Standard"/>
      <text:p text:style-name="P8">Require login credentials</text:p>
      <text:p text:style-name="Standard">Input variables :</text:p>
      <text:p text:style-name="Standard"><text:tab/>Article_id: most recent comment associate with article id.</text:p>
      <text:p text:style-name="Standard"/>
      <text:p text:style-name="Standard">Functionality: Update an existing comment</text:p>
      <text:p text:style-name="Standard">Url: http://127.0.0.1:5000/article/&lt;int:articleId&gt;/comment"</text:p>
      <text:p text:style-name="Standard">Method: PUT</text:p>
      <text:p text:style-name="Standard">Curl command example:<text:s/>curl -PUT http://127.0.0.1:5000/article/2/comment -d '{"article_id":2,"comment":"#comment goes here"}</text:p>
      <text:p text:style-name="P9">Require login credentials</text:p>
      <text:p text:style-name="Standard">Input variables :</text:p>
      <text:p text:style-name="Standard"><text:tab/>comment_contect: updated comment.</text:p>
      <text:p text:style-name="Standard"><text:tab/>comment_id: comment id associated to<text:s/>a<text:s/>specific comment.</text:p>
      <text:p text:style-name="Standard"/>
      <text:p text:style-name="Standard"/>
      <text:p text:style-name="Standard"/>
      <text:p text:style-name="P10">Micro-service: Tags</text:p>
      <text:p text:style-name="Standard">tags.py</text:p>
      <text:p text:style-name="Standard"/>
      <text:p text:style-name="Standard">Functionality: Add a tag to a new URL</text:p>
      <text:p text:style-name="Standard">Url: http://127.0.0.1:5000/tags</text:p>
      <text:p text:style-name="Standard">Method: POST</text:p>
      <text:p text:style-name="P11">Require login credentials</text:p>
      <text:p text:style-name="NoSpacing">Curl command example: curl -POST http://127.0.0.1:5000/tags -d '{"article_id":2,"tag_name":"#comment goes here"}<text:s/></text:p>
      <text:p text:style-name="Standard"/>
      <text:p text:style-name="Standard">Input variables:</text:p>
      <text:p text:style-name="Standard"><text:tab/>article_id: Article Id associated with tag</text:p>
      <text:p text:style-name="Standard"><text:tab/>tag_name: tags name</text:p>
      <text:p text:style-name="Standard"/>
      <text:p text:style-name="Standard"/>
      <text:p text:style-name="Standard"/>
      <text:p text:style-name="Standard">Functionality: Delete a tag with the URL<text:s/></text:p>
      <text:p text:style-name="Standard">Url: http://127.0.0.1:5000/tags</text:p>
      <text:p text:style-name="Standard">Method: DELETE</text:p>
      <text:p text:style-name="P12">Require login credentials</text:p>
      <text:p text:style-name="NoSpacing">Curl command example:<text:s/>Curl command example: curl -X DELETE<text:s/>http://127.0.0.1:5000/tags -d '{"article_id":1,"tag_name":"#URL"}<text:s/></text:p>
      <text:p text:style-name="Standard"/>
      <text:p text:style-name="Standard"/>
      <text:p text:style-name="Standard"/>
      <text:soft-page-break/>
      <text:p text:style-name="Standard">Input variables:</text:p>
      <text:p text:style-name="Standard"><text:tab/>article_id: Article Id associated with tag</text:p>
      <text:p text:style-name="Standard"><text:tab/>tag_name: tags name</text:p>
      <text:p text:style-name="Standard"/>
      <text:p text:style-name="Standard"/>
      <text:p text:style-name="Standard"/>
      <text:p text:style-name="Standard">Functionality: Retrieve<text:s/>tag for an individual URL</text:p>
      <text:p text:style-name="Standard">Url: http://127.0.0.1:5000<text:s/>/tags</text:p>
      <text:p text:style-name="Standard">Method: GET</text:p>
      <text:p text:style-name="P13">Require login credentials</text:p>
      <text:p text:style-name="Standard">Curl command example:<text:s/>curl -GET http://127.0.0.1:5000/tags/5<text:s/></text:p>
      <text:p text:style-name="Standard"/>
      <text:p text:style-name="Standard">Input variables :</text:p>
      <text:p text:style-name="Standard"><text:tab/>article_id:<text:s/>tags associate with article id.</text:p>
      <text:p text:style-name="Standard"/>
      <text:p text:style-name="Standard"/>
      <text:p text:style-name="Standard"/>
      <text:p text:style-name="Standard">Functionality: Retrieve<text:s/>a list of URL by a given tag</text:p>
      <text:p text:style-name="Standard">Url: http://127.0.0.1:5000<text:s/>/tags</text:p>
      <text:p text:style-name="Standard">Method: GET</text:p>
      <text:p text:style-name="P14">Require login credentials</text:p>
      <text:p text:style-name="NormalWeb">Curl command example: curl -GET<text:s/>http://127.0.0.1:5000/tags?tag=%20URL</text:p>
      <text:p text:style-name="Standard">Input variables :</text:p>
      <text:p text:style-name="Standard"><text:tab/>tag_name: tags name<text:s/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style:language-complex="ar" style:country-complex="SA" fo:hyphenate="true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shuaUngheanu</dc:creator>
    <meta:creation-date>2019-03-15T01:05:00Z</meta:creation-date>
    <dc:date>2019-03-15T10:03:00Z</dc:date>
    <meta:template xlink:href="Normal.dotm" xlink:type="simple"/>
    <meta:editing-cycles>66</meta:editing-cycles>
    <meta:editing-duration>PT5220S</meta:editing-duration>
    <meta:document-statistic meta:page-count="5" meta:paragraph-count="12" meta:word-count="967" meta:character-count="6473" meta:row-count="45" meta:non-whitespace-character-count="5518"/>
  </office:meta>
</office:document-meta>
</file>